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8C600004F1D00003B565665ED17.wmf" manifest:media-type=""/>
  <manifest:file-entry manifest:full-path="Pictures/200000010000014200000129F2269856.svm" manifest:media-type=""/>
  <manifest:file-entry manifest:full-path="Pictures/200000010000023F000001579BADBE4C.svm" manifest:media-type=""/>
  <manifest:file-entry manifest:full-path="Pictures/200000010000017D00000142CF7A6707.svm" manifest:media-type=""/>
  <manifest:file-entry manifest:full-path="Pictures/20000001000002CB00000157B7199ED2.svm" manifest:media-type=""/>
  <manifest:file-entry manifest:full-path="Pictures/20000001000000F6000001426FFCD15A.svm" manifest:media-type=""/>
  <manifest:file-entry manifest:full-path="Pictures/20000001000003D00000015B1321B9AD.svm" manifest:media-type=""/>
  <manifest:file-entry manifest:full-path="Pictures/200000010000016400000129B6113C1E.svm" manifest:media-type=""/>
  <manifest:file-entry manifest:full-path="Pictures/200000010000018500000142AEA88071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1000003450000015B768FE0B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V_{CE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4cm" svg:height="4.571cm" svg:x="3.454cm" svg:y="0.51cm">
          <draw:image xlink:href="Pictures/200008C600004F1D00003B565665ED17.wmf" xlink:type="simple" xlink:show="embed" xlink:actuate="onLoad">
            <text:p/>
          </draw:image>
        </draw:frame>
        <draw:line draw:style-name="gr2" draw:text-style-name="P1" draw:layer="layout" svg:x1="5.815cm" svg:y1="3.42cm" svg:x2="5.815cm" svg:y2="4.514cm">
          <text:p/>
        </draw:line>
        <draw:line draw:style-name="gr2" draw:text-style-name="P1" draw:layer="layout" svg:x1="4.835cm" svg:y1="2.927cm" svg:x2="4.835cm" svg:y2="4.496cm">
          <text:p/>
        </draw:line>
        <draw:line draw:style-name="gr2" draw:text-style-name="P1" draw:layer="layout" svg:x1="5.802cm" svg:y1="3.414cm" svg:x2="4.245cm" svg:y2="3.414cm">
          <text:p/>
        </draw:line>
        <draw:line draw:style-name="gr2" draw:text-style-name="P1" draw:layer="layout" svg:x1="4.834cm" svg:y1="2.932cm" svg:x2="4.245cm" svg:y2="2.932cm">
          <text:p/>
        </draw:line>
        <draw:custom-shape draw:style-name="gr3" draw:text-style-name="P1" draw:layer="layout" svg:width="0.153cm" svg:height="0.153cm" svg:x="5.751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3cm" svg:height="0.153cm" svg:x="4.772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3cm" svg:height="0.153cm" svg:x="6.81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569cm" svg:y1="1.297cm" svg:x2="4.569cm" svg:y2="2.264cm">
          <text:p/>
        </draw:line>
        <draw:line draw:style-name="gr5" draw:text-style-name="P1" draw:layer="layout" svg:x1="3.91cm" svg:y1="1.645cm" svg:x2="4.229cm" svg:y2="1.645cm">
          <text:p/>
        </draw:line>
        <draw:line draw:style-name="gr5" draw:text-style-name="P1" draw:layer="layout" svg:x1="4.89cm" svg:y1="1.645cm" svg:x2="4.571cm" svg:y2="1.645cm">
          <text:p/>
        </draw:line>
        <draw:frame draw:style-name="gr6" draw:text-style-name="P2" draw:layer="layout" svg:width="2.073cm" svg:height="0.696cm" svg:x="1.925cm" svg:y="1.296cm">
          <draw:text-box>
            <text:p><text:span text:style-name="T1">غیر افزائندہ خطہ</text:span></text:p>
          </draw:text-box>
        </draw:frame>
        <draw:frame draw:style-name="gr7" draw:text-style-name="P1" draw:layer="layout" svg:width="0.385cm" svg:height="0.355cm" svg:x="4.088cm" svg:y="0.381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857cm" svg:height="0.41cm" svg:x="3.229cm" svg:y="2.697cm">
          <draw:image xlink:href="Pictures/20000001000002CB00000157B7199ED2.svm" xlink:type="simple" xlink:show="embed" xlink:actuate="onLoad">
            <text:p/>
          </draw:image>
        </draw:frame>
        <draw:frame draw:style-name="gr9" draw:text-style-name="P1" draw:layer="layout" svg:width="0.689cm" svg:height="0.41cm" svg:x="3.397cm" svg:y="3.169cm">
          <draw:image xlink:href="Pictures/200000010000023F000001579BADBE4C.svm" xlink:type="simple" xlink:show="embed" xlink:actuate="onLoad">
            <text:p/>
          </draw:image>
        </draw:frame>
        <draw:frame draw:style-name="gr10" draw:text-style-name="P1" draw:layer="layout" svg:width="0.388cm" svg:height="0.321cm" svg:x="4.862cm" svg:y="2.477cm">
          <draw:image xlink:href="Pictures/200000010000018500000142AEA88071.svm" xlink:type="simple" xlink:show="embed" xlink:actuate="onLoad">
            <text:p/>
          </draw:image>
        </draw:frame>
        <draw:frame draw:style-name="gr11" draw:text-style-name="P1" draw:layer="layout" svg:width="0.245cm" svg:height="0.321cm" svg:x="5.841cm" svg:y="2.969cm">
          <draw:image xlink:href="Pictures/20000001000000F6000001426FFCD15A.svm" xlink:type="simple" xlink:show="embed" xlink:actuate="onLoad">
            <text:p/>
          </draw:image>
        </draw:frame>
        <draw:frame draw:style-name="gr12" draw:text-style-name="P1" draw:layer="layout" svg:width="0.38cm" svg:height="0.321cm" svg:x="6.832cm" svg:y="3.479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709cm" svg:height="0.258cm" svg:x="9.047cm" svg:y="4.399cm">
          <draw:image xlink:href="Pictures/2000000100000250000000D8755B6AAD.svm" xlink:type="simple" xlink:show="embed" xlink:actuate="onLoad">
            <text:p/>
          </draw:image>
        </draw:frame>
        <draw:frame draw:style-name="gr14" draw:text-style-name="P1" draw:layer="layout" svg:width="0.739cm" svg:height="0.365cm" svg:x="7.634cm" svg:y="4.666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836cm" svg:height="0.346cm" svg:x="5.481cm" svg:y="4.679cm">
          <draw:image xlink:href="Pictures/20000001000003450000015B768FE0BC.svm" xlink:type="simple" xlink:show="embed" xlink:actuate="onLoad">
            <text:p/>
          </draw:image>
        </draw:frame>
        <draw:frame draw:style-name="gr16" draw:text-style-name="P1" draw:layer="layout" svg:width="0.975cm" svg:height="0.346cm" svg:x="4.263cm" svg:y="4.66cm">
          <draw:image xlink:href="Pictures/20000001000003D00000015B1321B9AD.svm" xlink:type="simple" xlink:show="embed" xlink:actuate="onLoad">
            <text:p/>
          </draw:image>
        </draw:frame>
        <draw:frame draw:style-name="gr17" draw:text-style-name="P1" draw:layer="layout" svg:width="0.355cm" svg:height="0.296cm" svg:x="8.64cm" svg:y="3.095cm">
          <draw:image xlink:href="Pictures/200000010000016400000129B6113C1E.svm" xlink:type="simple" xlink:show="embed" xlink:actuate="onLoad">
            <text:p/>
          </draw:image>
        </draw:frame>
        <draw:frame draw:style-name="gr17" draw:text-style-name="P1" draw:layer="layout" svg:width="0.355cm" svg:height="0.296cm" svg:x="8.641cm" svg:y="3.7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4" draw:layer="layout" svg:width="0.731cm" svg:height="0.696cm" svg:x="8.827cm" svg:y="3.592cm">
          <draw:text-box>
            <text:p text:style-name="P3"><text:span text:style-name="T2">کم</text:span></text:p>
          </draw:text-box>
        </draw:frame>
        <draw:frame draw:style-name="gr17" draw:text-style-name="P1" draw:layer="layout" svg:width="0.355cm" svg:height="0.296cm" svg:x="8.641cm" svg:y="2.528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4" draw:layer="layout" svg:width="0.947cm" svg:height="0.696cm" svg:x="8.848cm" svg:y="2.458cm">
          <draw:text-box>
            <text:p text:style-name="P3"><text:span text:style-name="T2">زیادہ</text:span></text:p>
          </draw:text-box>
        </draw:frame>
        <draw:frame draw:style-name="gr17" draw:text-style-name="P1" draw:layer="layout" svg:width="0.355cm" svg:height="0.296cm" svg:x="8.603cm" svg:y="1.829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4" draw:layer="layout" svg:width="1.438cm" svg:height="0.696cm" svg:x="8.81cm" svg:y="1.721cm">
          <draw:text-box>
            <text:p text:style-name="P3"><text:span text:style-name="T2">مزید زیاد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20:05:40</dc:date>
    <dc:creator>kkk </dc:creator>
    <meta:editing-duration>PT7M</meta:editing-duration>
    <meta:editing-cycles>1</meta:editing-cycles>
    <meta:document-statistic meta:object-count="29"/>
    <meta:generator>LibreOffice/3.3$Linux LibreOffice_project/330m19$Build-401</meta:generator>
  </office:meta>
</office:document-meta>
</file>